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8" style:family="paragraph" style:parent-style-name="Text_20_body" style:list-style-name="L1">
      <style:text-properties style:font-name="Cambria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en" fo:country="US" fo:font-weight="normal" style:font-name-asian="Cambria1" style:font-weight-asian="normal" style:font-name-complex="Cambria1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fo:font-style="italic" fo:font-weight="normal" style:font-name-asian="Cambria1" style:font-style-asian="italic" style:font-weight-asian="normal" style:font-name-complex="Cambria1" style:font-style-complex="italic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style:font-name-asian="Times New Roman2" style:font-name-complex="Times New Roman2"/>
    </style:style>
    <style:style style:name="T1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3" style:family="text">
      <style:text-properties fo:font-weight="bold" style:font-name-asian="Times New Roman2" style:font-weight-asian="bold" style:font-name-complex="Times New Roman2" style:font-weight-complex="bold"/>
    </style:style>
    <style:style style:name="T14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5" style:family="text">
      <style:text-properties style:font-name="Cambria1" fo:font-size="12pt" fo:language="en" fo:country="US" fo:font-weight="normal" style:font-name-asian="Cambria1" style:font-size-asian="12pt" style:font-weight-asian="normal" style:font-name-complex="Cambria1" style:font-size-complex="12pt" style:font-weight-complex="normal"/>
    </style:style>
    <style:style style:name="T16" style:family="text">
      <style:text-properties fo:font-size="12pt" fo:language="en" fo:country="US" fo:font-weight="normal" style:font-name-asian="Cambria1" style:font-size-asian="12pt" style:font-weight-asian="normal" style:font-name-complex="Cambria1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69.png" xlink:type="simple" xlink:show="embed" xlink:actuate="onLoad"/></draw:frame></text:p>
          </table:table-cell>
          <table:table-cell table:style-name="Table1.B1" office:value-type="string">
            <text:h text:style-name="P5" text:outline-level="1">Линейное с насыщение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 <text:span text:style-name="T8">C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1.769cm" draw:z-index="1"><draw:image xlink:href="../images/006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span text:style-name="T11">Блок </text:span><text:span text:style-name="T12">реализует алгоритм линейного звена с насыщением:</text:span></text:p>
            <text:p text:style-name="P7"><draw:frame draw:style-name="fr2" draw:name="graphics1" text:anchor-type="as-char" svg:width="7.571cm" svg:height="7.489cm" draw:z-index="2"><draw:image xlink:href="../images/0069_static.png" xlink:type="simple" xlink:show="embed" xlink:actuate="onLoad"/></draw:frame></text:p>
            <text:p text:style-name="P7"><draw:frame draw:style-name="fr3" draw:name="Объект1" text:anchor-type="as-char" svg:width="6.934cm" svg:height="2.041cm" draw:z-index="3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6"><text:span text:style-name="T12">где </text:span><text:span text:style-name="T6">x(t)</text:span><text:span text:style-name="T4"> </text:span><text:span text:style-name="T12">– вектор входных сигналов, </text:span><text:span text:style-name="T6">y(t)</text:span><text:span text:style-name="T12"> – вектор </text:span><text:span text:style-name="T9">выходных</text:span><text:span text:style-name="T12"> сигналов,</text:span><text:span text:style-name="T12"><draw:frame draw:style-name="fr3" draw:name="Объект4" text:anchor-type="as-char" svg:width="2.327cm" svg:height="1.2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2">.</text:span></text:p>
            <text:p text:style-name="P6"><text:span text:style-name="T10">Свойства</text:span>:</text:p>
            <text:list xml:id="list1371060450368076065" text:style-name="L1">
              <text:list-item>
                <text:p text:style-name="P8"><text:span text:style-name="T12">Нижняя граница аргумента – </text:span><text:span text:style-name="T9">параметр </text:span><text:span text:style-name="T6">a</text:span><text:span text:style-name="T12">.</text:span></text:p>
              </text:list-item>
              <text:list-item>
                <text:p text:style-name="P8"><text:span text:style-name="T12">Верхняя граница аргумента – </text:span><text:span text:style-name="T9">параметр </text:span><text:span text:style-name="T6">b</text:span><text:span text:style-name="T12">.</text:span></text:p>
              </text:list-item>
              <text:list-item>
                <text:p text:style-name="P8"><text:span text:style-name="T12">Нижнее значение функции – </text:span><text:span text:style-name="T9">параметр </text:span><text:span text:style-name="T6">y</text:span><text:span text:style-name="T7">₁</text:span><text:span text:style-name="T12">.</text:span></text:p>
              </text:list-item>
              <text:list-item>
                <text:p text:style-name="P8"><text:span text:style-name="T12">Верхнее значение функции – </text:span><text:span text:style-name="T9">параметр </text:span><text:span text:style-name="T6">y</text:span><text:span text:style-name="T7">₂</text:span><text:span text:style-name="T12">.</text:span></text:p>
              </text:list-item>
            </text:list>
            <text:p text:style-name="P6"><text:span text:style-name="T13">Примечание:</text:span><text:span text:style-name="T12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14">Мультиплексор</text:span><text:span text:style-name="T12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насыщением</dc:title>
    <dc:date>2014-12-09T11:57:51.95</dc:date>
    <meta:generator>OpenOffice/4.1.1$Win32 OpenOffice.org_project/411m6$Build-9775</meta:generator>
    <meta:editing-duration>PT2H43M8S</meta:editing-duration>
    <meta:editing-cycles>67</meta:editing-cycles>
    <meta:document-statistic meta:table-count="1" meta:image-count="3" meta:object-count="2" meta:page-count="1" meta:paragraph-count="16" meta:word-count="83" meta:character-count="51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i>x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i>a</mi>
                      <mo stretchy="false">&lt;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b</mi>
                    </mrow>
                  </mrow>
                </mtd>
              </mtr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a</mi>
                    </mrow>
                  </mrow>
                </mtd>
              </mtr>
              <mtr>
                <mtd>
                  <mrow>
                    <msub>
                      <mi>y</mi>
                      <mn>2,</mn>
                    </msub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i>b</mi>
                    </mrow>
                  </mrow>
                </mtd>
              </mtr>
            </mtable>
          </mrow>
        </mrow>
      </mrow>
    </mrow>
    <annotation encoding="StarMath 5.0">y(t) = left lbrace stack{
alignl k cdot x(t), ~ если ~ a &lt; x(t) &lt; b #
alignl y_1, ~ если ~ x(t) &lt;= a #
alignl y_2, ~ если ~ x(t) &gt;= b}  right none
</annotation>
  </semantics>
</math>
</file>

<file path=Object 4/content.xml><?xml version="1.0" encoding="utf-8"?>
<math xmlns="http://www.w3.org/1998/Math/MathML">
  <semantics>
    <mrow>
      <mrow>
        <mi>k</mi>
        <mo stretchy="false">=</mo>
        <mfrac>
          <mrow>
            <mrow>
              <msub>
                <mi>y</mi>
                <mn>2</mn>
              </msub>
              <mo stretchy="false">−</mo>
              <msub>
                <mi>y</mi>
                <mn>1</mn>
              </msub>
            </mrow>
          </mrow>
          <mrow>
            <mrow>
              <mi>b</mi>
              <mo stretchy="false">−</mo>
              <mi>a</mi>
            </mrow>
          </mrow>
        </mfrac>
      </mrow>
    </mrow>
    <annotation encoding="StarMath 5.0">k = {y_2 - y_1} over {b-a} </annotation>
  </semantics>
</math>
</file>